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31_12-26-45_000.jpg</text:p>
          </table:table-cell>
          <table:table-cell table:style-name="ce17" office:value-type="string">
            <text:p>:m RES 1*1 / free# JVEMV6 37#21.8_6 / 37. miscs of miscs / 21. math_physics / 8. gauge-theory;ゲージ理論 / w:調和振動子； / N+</text:p>
          </table:table-cell>
          <table:table-cell table:style-name="ce4"/>
          <table:table-cell table:style-name="ce4"/>
          <table:table-cell table:style-name="ce4" office:value-type="string">
            <text:p>N-35-35-28.546142 E-139-34-49.105224</text:p>
          </table:table-cell>
          <table:table-cell table:style-name="ce34" table:formula="of:=IF([.E2]=&quot;&quot;;[.C2];CONCATENATE([.C2];&quot; / &quot;;[.E2]))" office:value-type="string" office:string-value=":m RES 1*1 / free# JVEMV6 37#21.8_6 / 37. miscs of miscs / 21. math_physics / 8. gauge-theory;ゲージ理論 / w:調和振動子； / N+">
            <text:p>:m RES 1*1 / free# JVEMV6 37#21.8_6 / 37. miscs of miscs / 21. math_physics / 8. gauge-theory;ゲージ理論 / w:調和振動子；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31_12-41-39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31_16-39-19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33"/>
          <table:table-cell table:style-name="ce4"/>
          <table:table-cell table:style-name="ce4" office:value-type="string">
            <text:p>N-35-35-28.463745 E-139-34-49.434814</text:p>
          </table:table-cell>
          <table:table-cell table:style-name="ce34" table:formula="of:=IF([.E4]=&quot;&quot;;[.C4];CONCATENATE([.C4];&quot; / &quot;;[.E4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31_16-39-27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7"/>
          <table:table-cell table:style-name="ce4"/>
          <table:table-cell table:style-name="ce4" office:value-type="string">
            <text:p>N-35-35-28.861999 E-139-34-49.379882</text:p>
          </table:table-cell>
          <table:table-cell table:style-name="ce34" table:formula="of:=IF([.E5]=&quot;&quot;;[.C5];CONCATENATE([.C5];&quot; / &quot;;[.E5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31_16-41-37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8"/>
          <table:table-cell table:style-name="ce4"/>
          <table:table-cell table:style-name="ce4" office:value-type="string">
            <text:p>N-35-35-28.477478 E-139-34-49.215087</text:p>
          </table:table-cell>
          <table:table-cell table:style-name="ce34" table:formula="of:=IF([.E6]=&quot;&quot;;[.C6];CONCATENATE([.C6];&quot; / &quot;;[.E6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31_16-41-47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9"/>
          <table:table-cell table:style-name="ce4"/>
          <table:table-cell table:style-name="ce4" office:value-type="string">
            <text:p>N-35-35-28.477478 E-139-34-49.215087</text:p>
          </table:table-cell>
          <table:table-cell table:style-name="ce34" table:formula="of:=IF([.E7]=&quot;&quot;;[.C7];CONCATENATE([.C7];&quot; / &quot;;[.E7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31_16-41-53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7"/>
          <table:table-cell table:style-name="ce4"/>
          <table:table-cell table:style-name="ce4" office:value-type="string">
            <text:p>N-35-35-28.477478 E-139-34-49.215087</text:p>
          </table:table-cell>
          <table:table-cell table:style-name="ce34" table:formula="of:=IF([.E8]=&quot;&quot;;[.C8];CONCATENATE([.C8];&quot; / &quot;;[.E8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31_16-42-38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9]=&quot;&quot;;[.C9];CONCATENATE([.C9];&quot; / &quot;;[.E9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31_16-43-29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8"/>
          <table:table-cell table:style-name="ce4"/>
          <table:table-cell table:style-name="ce4" office:value-type="string">
            <text:p>N-35-35-28.463745 E-139-34-49.434814</text:p>
          </table:table-cell>
          <table:table-cell table:style-name="ce34" table:formula="of:=IF([.E10]=&quot;&quot;;[.C10];CONCATENATE([.C10];&quot; / &quot;;[.E10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31_16-47-28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9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4" table:formula="of:=IF([.E11]=&quot;&quot;;[.C11];CONCATENATE([.C11];&quot; / &quot;;[.E11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31_16-47-35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7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4" table:formula="of:=IF([.E12]=&quot;&quot;;[.C12];CONCATENATE([.C12];&quot; / &quot;;[.E12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31_16-51-07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13]=&quot;&quot;;[.C13];CONCATENATE([.C13];&quot; / &quot;;[.E13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31_16-59-08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8"/>
          <table:table-cell table:style-name="ce4"/>
          <table:table-cell table:style-name="ce4" office:value-type="string">
            <text:p>N-35-35-28.546142 E-139-34-49.105224</text:p>
          </table:table-cell>
          <table:table-cell table:style-name="ce34" table:formula="of:=IF([.E14]=&quot;&quot;;[.C14];CONCATENATE([.C14];&quot; / &quot;;[.E14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31_17-07-06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9"/>
          <table:table-cell table:style-name="ce4"/>
          <table:table-cell table:style-name="ce4" office:value-type="string">
            <text:p>N-35-35-28.477478 E-139-34-49.489746</text:p>
          </table:table-cell>
          <table:table-cell table:style-name="ce34" table:formula="of:=IF([.E15]=&quot;&quot;;[.C15];CONCATENATE([.C15];&quot; / &quot;;[.E15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31_17-18-09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8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4" table:formula="of:=IF([.E16]=&quot;&quot;;[.C16];CONCATENATE([.C16];&quot; / &quot;;[.E16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31_17-37-01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9"/>
          <table:table-cell table:style-name="ce4"/>
          <table:table-cell table:style-name="ce4" office:value-type="string">
            <text:p>N-35-35-28.532409 E-139-34-49.105224</text:p>
          </table:table-cell>
          <table:table-cell table:style-name="ce34" table:formula="of:=IF([.E17]=&quot;&quot;;[.C17];CONCATENATE([.C17];&quot; / &quot;;[.E17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31_17-47-57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18]=&quot;&quot;;[.C18];CONCATENATE([.C18];&quot; / &quot;;[.E18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0-31_17-57-53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7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19]=&quot;&quot;;[.C19];CONCATENATE([.C19];&quot; / &quot;;[.E19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0-31_18-16-45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0-31_18-19-24_000.jpg</text:p>
          </table:table-cell>
          <table:table-cell table:style-name="ce8" office:value-type="string">
            <text:p>:m RES 1*1 / free# JVEMV6 37#21.9_3 / 37. miscs of miscs / 21. math&amp;physics / 9. randomness / w:ウィルコクソン順位和検定 / N+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m RES 1*1 / free# JVEMV6 37#21.9_3 / 37. miscs of miscs / 21. math&amp;physics / 9. randomness / w:ウィルコクソン順位和検定 / N+">
            <text:p>:m RES 1*1 / free# JVEMV6 37#21.9_3 / 37. miscs of miscs / 21. math&amp;physics / 9. randomness / w:ウィルコクソン順位和検定 / N+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0-31_18-22-11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9"/>
          <table:table-cell table:style-name="ce4"/>
          <table:table-cell table:style-name="ce4" office:value-type="string">
            <text:p>N-35-35-28.532409 E-139-34-49.215087</text:p>
          </table:table-cell>
          <table:table-cell table:style-name="ce34" table:formula="of:=IF([.E22]=&quot;&quot;;[.C22];CONCATENATE([.C22];&quot; / &quot;;[.E22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0-31_18-34-19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16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4" table:formula="of:=IF([.E23]=&quot;&quot;;[.C23];CONCATENATE([.C23];&quot; / &quot;;[.E23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0-31_18-34-47_000.jpg</text:p>
          </table:table-cell>
          <table:table-cell table:style-name="ce8" office:value-type="string">
            <text:p>:PHOTO 記録 / PC画面 / install,インストール / visual-studio</text:p>
          </table:table-cell>
          <table:table-cell table:style-name="ce4"/>
          <table:table-cell table:style-name="ce4"/>
          <table:table-cell table:style-name="ce4" office:value-type="string">
            <text:p>N-35-35-28.559875 E-139-34-48.995361</text:p>
          </table:table-cell>
          <table:table-cell table:style-name="ce34" table:formula="of:=IF([.E24]=&quot;&quot;;[.C24];CONCATENATE([.C24];&quot; / &quot;;[.E24]))" office:value-type="string" office:string-value=":PHOTO 記録 / PC画面 / install,インストール / visual-studio">
            <text:p>:PHOTO 記録 / PC画面 / install,インストール / visual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0-31_20-55-34_000.jpg</text:p>
          </table:table-cell>
          <table:table-cell table:style-name="ce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34" table:formula="of:=IF([.E25]=&quot;&quot;;[.C25];CONCATENATE([.C25];&quot; / &quot;;[.E25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4">
          <table:table-cell table:style-name="ce3" office:value-type="float" office:value="25">
            <text:p>25</text:p>
          </table:table-cell>
          <table:table-cell table:style-name="ce4" office:value-type="string">
            <text:p>2020-10-31_23-40-14_000.jpg</text:p>
          </table:table-cell>
          <table:table-cell table:style-name="ce8" office:value-type="string">
            <text:p>:PHOTO 記録 / 経過記録；作ったもの / food=焼酎漬け / material=ディル;dill;koper；liquor=麦焼酎,time=1029-0054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26]=&quot;&quot;;[.C26];CONCATENATE([.C26];&quot; / &quot;;[.E26]))" office:value-type="string" office:string-value=":PHOTO 記録 / 経過記録；作ったもの / food=焼酎漬け / material=ディル;dill;koper；liquor=麦焼酎,time=1029-0054">
            <text:p>:PHOTO 記録 / 経過記録；作ったもの / food=焼酎漬け / material=ディル;dill;koper；liquor=麦焼酎,time=1029-0054</text:p>
          </table:table-cell>
          <table:table-cell table:style-name="ce35" table:number-columns-repeated="2"/>
          <table:table-cell table:number-columns-repeated="1015"/>
        </table:table-row>
        <table:table-row table:style-name="ro4">
          <table:table-cell table:style-name="ce3" office:value-type="float" office:value="26">
            <text:p>26</text:p>
          </table:table-cell>
          <table:table-cell table:style-name="ce4" office:value-type="string">
            <text:p>2020-10-31_23-40-31_000.jpg</text:p>
          </table:table-cell>
          <table:table-cell table:style-name="ce8" office:value-type="string">
            <text:p>:PHOTO 記録 / 経過記録；作ったもの / food=焼酎漬け / material=ニンニク；liquor=麦焼酎,time=1024-2324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27]=&quot;&quot;;[.C27];CONCATENATE([.C27];&quot; / &quot;;[.E27]))" office:value-type="string" office:string-value=":PHOTO 記録 / 経過記録；作ったもの / food=焼酎漬け / material=ニンニク；liquor=麦焼酎,time=1024-2324">
            <text:p>:PHOTO 記録 / 経過記録；作ったもの / food=焼酎漬け / material=ニンニク；liquor=麦焼酎,time=1024-232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0-31_23-40-42_000.jpg</text:p>
          </table:table-cell>
          <table:table-cell table:style-name="ce8" office:value-type="string">
            <text:p>:PHOTO 記録 / 経過記録；作ったもの / food=焼酎漬け / material=ニンニク；liquor=麦焼酎,time=1030-0038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28]=&quot;&quot;;[.C28];CONCATENATE([.C28];&quot; / &quot;;[.E28]))" office:value-type="string" office:string-value=":PHOTO 記録 / 経過記録；作ったもの / food=焼酎漬け / material=ニンニク；liquor=麦焼酎,time=1030-0038">
            <text:p>:PHOTO 記録 / 経過記録；作ったもの / food=焼酎漬け / material=ニンニク；liquor=麦焼酎,time=1030-0038</text:p>
          </table:table-cell>
          <table:table-cell table:style-name="ce35" table:number-columns-repeated="2"/>
          <table:table-cell table:number-columns-repeated="1015"/>
        </table:table-row>
        <table:table-row table:style-name="ro4">
          <table:table-cell table:style-name="ce3" office:value-type="float" office:value="28">
            <text:p>28</text:p>
          </table:table-cell>
          <table:table-cell table:style-name="ce4" office:value-type="string">
            <text:p>2020-10-31_23-40-51_000.jpg</text:p>
          </table:table-cell>
          <table:table-cell table:style-name="ce8" office:value-type="string">
            <text:p>:PHOTO 記録 / 経過記録；作ったもの / food=焼酎漬け / material=大葉；liquor=麦焼酎,time=1020-2331</text:p>
          </table:table-cell>
          <table:table-cell table:style-name="ce8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29]=&quot;&quot;;[.C29];CONCATENATE([.C29];&quot; / &quot;;[.E29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35" table:number-columns-repeated="2"/>
          <table:table-cell table:number-columns-repeated="1015"/>
        </table:table-row>
        <table:table-row table:style-name="ro4">
          <table:table-cell table:style-name="ce3" office:value-type="float" office:value="29">
            <text:p>29</text:p>
          </table:table-cell>
          <table:table-cell table:style-name="ce4" office:value-type="string">
            <text:p>2020-10-31_23-41-02_000.jpg</text:p>
          </table:table-cell>
          <table:table-cell table:style-name="ce8" office:value-type="string">
            <text:p>:PHOTO 記録 / 経過記録；作ったもの / food=焼酎漬け / material=ローズマリー；liquor=麦焼酎,time=1023-2331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30]=&quot;&quot;;[.C30];CONCATENATE([.C30];&quot; / &quot;;[.E30]))" office:value-type="string" office:string-value=":PHOTO 記録 / 経過記録；作ったもの / food=焼酎漬け / material=ローズマリー；liquor=麦焼酎,time=1023-2331">
            <text:p>:PHOTO 記録 / 経過記録；作ったもの / food=焼酎漬け / material=ローズマリー；liquor=麦焼酎,time=1023-233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1-01_02-26-17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string" office:string-value=":m :PHOTO 寝た時刻 / 2020">
            <text:p>:m :PHOTO 寝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1-01_02-26-38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1-01_08-43-02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33]=&quot;&quot;;[.C33];CONCATENATE([.C33];&quot; / &quot;;[.E33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31_09-33-16_000.mp4</text:p>
          </table:table-cell>
          <table:table-cell table:style-name="ce8" office:value-type="string">
            <text:p>:VIDEO / @自宅 / 体操 / ダンス、dance-original / d-2020-1031-1 / id=~,loc=log-file:「速走り技法」：「前後」</text:p>
          </table:table-cell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string" office:string-value=":VIDEO / @自宅 / 体操 / ダンス、dance-original / d-2020-1031-1 / id=~,loc=log-file:「速走り技法」：「前後」">
            <text:p>:VIDEO / @自宅 / 体操 / ダンス、dance-original / d-2020-1031-1 / id=~,loc=log-file:「速走り技法」：「前後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31_11-44-17_000.m4a</text:p>
          </table:table-cell>
          <table:table-cell table:style-name="ce8" office:value-type="string">
            <text:p>-*</text:p>
          </table:table-cell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31_18-44-58_000.mp4</text:p>
          </table:table-cell>
          <table:table-cell table:style-name="ce8" office:value-type="string">
            <text:p>:VIDEO / @自室 / 記録 / jap.flute-bamboo / 演奏、play / b-2020-1031-1 / genr=demo:how-to-blow,note=LEFT-2</text:p>
          </table:table-cell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string" office:string-value=":VIDEO / @自室 / 記録 / jap.flute-bamboo / 演奏、play / b-2020-1031-1 / genr=demo:how-to-blow,note=LEFT-2">
            <text:p>:VIDEO / @自室 / 記録 / jap.flute-bamboo / 演奏、play / b-2020-1031-1 / genr=demo:how-to-blow,note=LEFT-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31_19-03-06_000.mp4</text:p>
          </table:table-cell>
          <table:table-cell table:style-name="ce8" office:value-type="string">
            <text:p>:VIDEO / @自室 / 記録 / jap.flute / 演奏、play / f-2020-1031-1 / genr=f-N:composition-relay-6</text:p>
          </table:table-cell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string" office:string-value=":VIDEO / @自室 / 記録 / jap.flute / 演奏、play / f-2020-1031-1 / genr=f-N:composition-relay-6">
            <text:p>:VIDEO / @自室 / 記録 / jap.flute / 演奏、play / f-2020-1031-1 / genr=f-N:composition-relay-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31_19-05-50_000.mp4</text:p>
          </table:table-cell>
          <table:table-cell table:style-name="ce8" office:value-type="string">
            <text:p>:VIDEO / @自室 / 記録 / jap.flute / 演奏、play / f-2020-1031-1 / genr=f-rev:composition-relay-6,for=other-melody</text:p>
          </table:table-cell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string" office:string-value=":VIDEO / @自室 / 記録 / jap.flute / 演奏、play / f-2020-1031-1 / genr=f-rev:composition-relay-6,for=other-melody">
            <text:p>:VIDEO / @自室 / 記録 / jap.flute / 演奏、play / f-2020-1031-1 / genr=f-rev:composition-relay-6,for=other-melod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31_19-13-22_000.mp4</text:p>
          </table:table-cell>
          <table:table-cell table:style-name="ce8" office:value-type="string">
            <text:p>:VIDEO / @自室 / 記録 / jap.flute-bamboo / 演奏、play / b-2020-1031-2 / genr=demo:how-to:fold-flute-bag</text:p>
          </table:table-cell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string" office:string-value=":VIDEO / @自室 / 記録 / jap.flute-bamboo / 演奏、play / b-2020-1031-2 / genr=demo:how-to:fold-flute-bag">
            <text:p>:VIDEO / @自室 / 記録 / jap.flute-bamboo / 演奏、play / b-2020-1031-2 / genr=demo:how-to:fold-flute-bag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01_10-00-19_000.mp4</text:p>
          </table:table-cell>
          <table:table-cell table:style-name="ce8" office:value-type="string">
            <text:p>:VIDEO / @自宅 / 体操 / ダンス、dance-original / d-2020-1101-1 / id=:VIDEO / @自宅 / 体操 / ダンス、dance-original / d-2020-1020-1 / id=~,loc=log-file:「速走り技法」：「左右大きく」,for=腕も動かす：動かし方</text:p>
          </table:table-cell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string" office:string-value=":VIDEO / @自宅 / 体操 / ダンス、dance-original / d-2020-1101-1 / id=:VIDEO / @自宅 / 体操 / ダンス、dance-original / d-2020-1020-1 / id=~,loc=log-file:「速走り技法」：「左右大きく」,for=腕も動かす：動かし方">
            <text:p>:VIDEO / @自宅 / 体操 / ダンス、dance-original / d-2020-1101-1 / id=:VIDEO / @自宅 / 体操 / ダンス、dance-original / d-2020-1020-1 / id=~,loc=log-file:「速走り技法」：「左右大きく」,for=腕も動かす：動かし方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01_10-02-04_000.mp4</text:p>
          </table:table-cell>
          <table:table-cell table:style-name="ce8" office:value-type="string">
            <text:p>:VIDEO / @自宅 / 体操 / ダンス、dance-original / d-2020-1101-1 / id=:VIDEO / @自宅 / 体操 / ダンス、dance-original / d-2020-1020-1 / id=~,loc=log-file:「回転」,for=腕の動かし方、位置</text:p>
          </table:table-cell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string" office:string-value=":VIDEO / @自宅 / 体操 / ダンス、dance-original / d-2020-1101-1 / id=:VIDEO / @自宅 / 体操 / ダンス、dance-original / d-2020-1020-1 / id=~,loc=log-file:「回転」,for=腕の動かし方、位置">
            <text:p>:VIDEO / @自宅 / 体操 / ダンス、dance-original / d-2020-1101-1 / id=:VIDEO / @自宅 / 体操 / ダンス、dance-original / d-2020-1020-1 / id=~,loc=log-file:「回転」,for=腕の動かし方、位置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2020/11/01</text:date>, <text:time>11:33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01T11:33:51.52</dc:date>
    <dc:creator>iwabuchi ken</dc:creator>
    <meta:editing-duration>P27DT12H8M13S</meta:editing-duration>
    <meta:editing-cycles>10286</meta:editing-cycles>
    <meta:document-statistic meta:table-count="1" meta:cell-count="523" meta:object-count="0"/>
  </office:meta>
</office:document-meta>
</file>